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T1" style:family="text">
      <style:text-properties fo:color="#ff0000" fo:font-family="'Albany AMT'" style:font-pitch="variable" style:font-family-asian="'Albany AMT'" style:font-pitch-asian="variable" style:font-family-complex="'Albany AMT'" style:font-pitch-complex="variable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171cm" svg:height="0.962cm" svg:x="3.546cm" svg:y="3.348cm">
          <draw:text-box>
            <text:p text:style-name="P1"><text:span text:style-name="T1">☻</text:span></text:p>
          </draw:text-box>
        </draw:frame>
        <draw:rect draw:style-name="gr2" draw:text-style-name="P3" draw:layer="layout" svg:width="2.153cm" svg:height="0.823cm" svg:x="0.422cm" svg:y="0.36cm">
          <text:p text:style-name="P2"><text:span text:style-name="T2">Cobol </text:span></text:p>
          <text:p text:style-name="P2"><text:span text:style-name="T2">grammar</text:span></text:p>
        </draw:rect>
        <draw:rect draw:style-name="gr2" draw:text-style-name="P3" draw:layer="layout" svg:width="2.153cm" svg:height="0.823cm" svg:x="5.65cm" svg:y="0.349cm">
          <text:p text:style-name="P2"><text:span text:style-name="T2">CICS </text:span></text:p>
          <text:p text:style-name="P2"><text:span text:style-name="T2">grammar</text:span></text:p>
        </draw:rect>
        <draw:rect draw:style-name="gr2" draw:text-style-name="P3" draw:layer="layout" svg:width="2.153cm" svg:height="0.823cm" svg:x="3.013cm" svg:y="0.386cm">
          <text:p text:style-name="P2"><text:span text:style-name="T2">SQL </text:span></text:p>
          <text:p text:style-name="P2"><text:span text:style-name="T2">grammar</text:span></text:p>
        </draw:rect>
        <draw:rect draw:style-name="gr2" draw:text-style-name="P3" draw:layer="layout" svg:width="2.165cm" svg:height="0.92cm" svg:x="3.085cm" svg:y="2.368cm">
          <text:p text:style-name="P2"><text:span text:style-name="T2">Conventional</text:span></text:p>
          <text:p text:style-name="P2"><text:span text:style-name="T2">Parser</text:span></text:p>
        </draw:rect>
        <draw:line draw:style-name="gr3" draw:text-style-name="P4" draw:layer="layout" svg:x1="4.102cm" svg:y1="1.236cm" svg:x2="4.101cm" svg:y2="2.345cm">
          <text:p text:style-name="P1"/>
        </draw:line>
        <draw:frame draw:style-name="gr1" draw:layer="layout" svg:width="0.875cm" svg:height="0.962cm" svg:x="2.359cm" svg:y="0.313cm">
          <draw:text-box>
            <text:p text:style-name="P1">+</text:p>
          </draw:text-box>
        </draw:frame>
        <draw:frame draw:style-name="gr1" draw:layer="layout" svg:width="0.875cm" svg:height="0.962cm" svg:x="4.984cm" svg:y="0.325cm">
          <draw:text-box>
            <text:p text:style-name="P1">+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8T16:15:03</dc:date>
    <dc:language>en-US</dc:language>
    <meta:editing-cycles>12</meta:editing-cycles>
    <meta:editing-duration>PT1H34M5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